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concept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text:p text:style-name="Standard"/>
      <text:p text:style-name="Standard">Celui-ci réprimanda le Muursüld, qui vint se réfugier, penaud, dans les pattes de sa nouvelle maîtresse, et Eléonore en déduisit que l'animal était responsable du mauvais sort qu'il subissait. Machinalement, sa main vint flatter le pelage de la bête d'un geste affectueux. Mais qu'est-ce qu'il se passait, bordel ? Alors qu'elle aurait dû prendre ses jambes à son cou, profiter de l'incompréhension entre ses deux traqueurs pour disparaître, elle se retrouvait à éprouver presque de la pitié pour l'un et à caresser l'autre. A le caresser ! C'était quoi, son problème ? Avant qu'elle n'ait véritablement le temps de réfléchir à la question, les effets de la malédiction de Lloyhr s'estompèrent et il retrouva une consistance. Les traits tendus par la contrariété, il était encore plus terrifiant. D'une voix aussi neutre que puissante, il ordonna à l'anomalie de s'allonger sur le fameux lit qui avait été le témoin privilégié de scènes bien plus ludiques que celle qui se déroulait à présent dans la pièce quelques heures auparavant, d'un ton qui se voulait sans réplique. C'était sans compter sur la fierté et la force de caractère de celle-ci, qui n'allait certainement pas laisser la situation lui échapper ainsi.</text:p>
      <text:p text:style-name="Standard"/>
      <text:p text:style-name="Standard">-D'accord.</text:p>
      <text:p text:style-name="Standard"/>
      <text:p text:style-name="Standard">Comment ça, « d'accord » ? Non non non ! Allant entièrement contre sa volonté, à l'encontre de chacune de ses pensées, son corps se mit cette fois-ci en mouvement. Alors même qu'il refusait catégoriquement de bouger la seconde d'avant. La surprise devint une peur, la peur une panique. Ses pupilles vertes dilatées par une horreur indicible rivées sur le régisseur, Eléonore ne put rien faire contre ses muscles qui la forçaient à se déplacer, comme spectatrice de son propre corps. C'est ainsi <text:soft-page-break/>qu'elle vint s'allonger sur le lit comme on le lui avait demandé, à l'image d'un petit toutou bien docile. Lloyhr l'avait-il ensorcelée à son tour ? Ou alors était-ce un nouveau tour du Muursüld ? Une foule de questions se bousculaient dans sa tête, mais aucune ne parvint à franchir ses lèvres alors qu'elle se comportait comme si elle était possédée, comme une marionnette aux mains de son ravisseur.</text:p>
      <text:p text:style-name="P1">Le flou se faisait de plus en plus intense. Le voile qui obscurcissait son esprit et embrumait sa vue -ou l'inverse- se faisait de plus en plus opaque. La terreur qui empoignait la jeune femme se faisait de plus en plus pressante et l'incompréhension, quant à elle, se faisait naissante. La scène se déroulait au ralenti sous les yeux d'Eléonore, telle un ballet dramatique des plus classiques. Chacun des gestes du régisseur paraissait méticuleux et terriblement lent, tant et si bien qu'en comparaison, le sang qui tambourinait dans ses tympans au rythme des battements de son cœur semblait le faire selon une allure démentielle. Tout se déroulait à la fois trop vite et beaucoup trop lentement sous le regard médusé de l'anomalie en proie à une vacillation des sens et de l'esprit.</text:p>
      <text:p text:style-name="Standard"/>
      <text:p text:style-name="Standard">Celle-ci put suivre dudit regard Lloyhr s'approcher du lit dans lequel elle s'était allongée de son propre chef, ses muscles refusant toujours d'obéir à ses pensées. Son corps ne réagit pas plus lorsque son assassin en devenir ôta la boucle de sa ceinture avant de s'atteler à la tâche de la délester de l'arme qu'elle avait eu tant de peine à fixer à sa taille. Ses gestes étaient toujours aussi lents, mais avaient désormais un quelque chose de presque doux, presque sensuels. Sa besogne l'occupa pendant de longues secondes, secondes durant lesquelles Eléonore eut largement le loisir de tenter d'imposer à ses membres de lui opposer ne serait-ce qu'un ersatz de résistance. En vain. Elle était atteinte d'un immobilisme quasi pathologique qui l'empêchait d'entreprendre quoi que ce soit. Alors la jeune femme à la chevelure couleur blé ne put qu'attendre, impuissante, que sa fidèle arme se retrouve dans les doigts grossier de son ennemi héréditaire.</text:p>
      <text:p text:style-name="Standard"/>
      <text:p text:style-name="Standard">Elle fut ensuite elle-même libérée de son fourreau. La répugnance qu'Eléonore éprouvait à la voir ainsi manipulée par cette engeance lui infligea un haut-le-cœur mais son attention fut détournée par son nouvel animal de compagnie qui vint se lover à ses côtés, comme un compagnon de toujours voulant offrir un dernier au revoir à son ami. Bordel mais cette Muursüld n'était vraiment pas nette. Ou en tout cas, dépourvue de la férocité que l'on attend de la part d'un prédateur. Les pensées de la blondinette peinaient vraiment à mettre de l'ordre dans tout ce qu'il se passait dans cette scène surréaliste. Son regard fut à nouveau détourné lorsque dans un geste paternel Lloyrh vint s'asseoir sur le bord de son futur cercueil. Tiens... ? Etait-ce une nouvelle vue de son esprit ou bien avait-elle inexplicablement manqué le couvre-chef qui trônait sur la tête du régisseur depuis le début ? Ce chapeau. Le béret militaire d'Yssa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4-26T18:06:31.47</dc:date>
    <meta:editing-duration>P1DT15H16M14S</meta:editing-duration>
    <meta:editing-cycles>1908</meta:editing-cycles>
    <meta:generator>OpenOffice/4.1.3$Win32 OpenOffice.org_project/413m1$Build-9783</meta:generator>
    <meta:document-statistic meta:table-count="0" meta:image-count="0" meta:object-count="0" meta:page-count="18" meta:paragraph-count="90" meta:word-count="8740" meta:character-count="53278"/>
  </office:meta>
</office:document-meta>
</file>